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f9193" officeooo:paragraph-rsid="001f9193"/>
    </style:style>
    <style:style style:name="P2" style:family="paragraph" style:parent-style-name="Standard">
      <style:text-properties officeooo:rsid="001f9193"/>
    </style:style>
    <style:style style:name="P3" style:family="paragraph" style:parent-style-name="Standard">
      <style:text-properties officeooo:rsid="0046ca30" officeooo:paragraph-rsid="0046ca30"/>
    </style:style>
    <style:style style:name="P4" style:family="paragraph" style:parent-style-name="Standard">
      <style:text-properties officeooo:rsid="004b5d46" officeooo:paragraph-rsid="004b5d46"/>
    </style:style>
    <style:style style:name="P5" style:family="paragraph" style:parent-style-name="Standard">
      <style:text-properties officeooo:rsid="0050b7a3" officeooo:paragraph-rsid="0050b7a3"/>
    </style:style>
    <style:style style:name="P6" style:family="paragraph" style:parent-style-name="Standard" style:list-style-name="L1">
      <style:text-properties officeooo:paragraph-rsid="0050b7a3"/>
    </style:style>
    <style:style style:name="P7" style:family="paragraph" style:parent-style-name="Standard">
      <style:text-properties officeooo:rsid="00536cc8" officeooo:paragraph-rsid="00536cc8"/>
    </style:style>
    <style:style style:name="T1" style:family="text">
      <style:text-properties officeooo:rsid="00495140"/>
    </style:style>
    <style:style style:name="T2" style:family="text">
      <style:text-properties officeooo:rsid="0050b7a3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emo:</text:p>
      <text:list xml:id="list907147133" text:style-name="L1">
        <text:list-item>
          <text:p text:style-name="P6">計算式の<text:span text:style-name="T2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Standard"/>
      <text:p text:style-name="Standard"/>
      <text:p text:style-name="P3">heat conductance of <text:span text:style-name="T1">convection</text:span></text:p>
      <text:p text:style-name="P1"><draw:frame draw:style-name="fr2" draw:name="オブジェクト1" text:anchor-type="as-char" svg:y="-0.386cm" svg:width="3.891cm" svg:height="0.5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4">heat conductance of radiation</text:p>
      <text:p text:style-name="P2"><draw:frame draw:style-name="fr1" draw:name="オブジェクト2" text:anchor-type="as-char" svg:y="-0.437cm" svg:width="8.386cm" svg:height="0.59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7">View factor;</text:p>
      <text:p text:style-name="P7">parallel disks;</text:p>
      <text:p text:style-name="P7"><draw:frame draw:style-name="fr1" draw:name="オブジェクト3" text:anchor-type="as-char" svg:y="-2.858cm" svg:width="5.069cm" svg:height="5.62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3T20:07:31.042000000</meta:creation-date>
    <dc:date>2022-03-12T15:32:51.242000000</dc:date>
    <meta:editing-duration>PT1H42M27S</meta:editing-duration>
    <meta:editing-cycles>42</meta:editing-cycles>
    <meta:generator>LibreOffice/7.1.3.2$Windows_X86_64 LibreOffice_project/47f78053abe362b9384784d31a6e56f8511eb1c1</meta:generator>
    <meta:document-statistic meta:table-count="0" meta:image-count="0" meta:object-count="3" meta:page-count="1" meta:paragraph-count="9" meta:word-count="73" meta:character-count="167" meta:non-whitespace-character-count="152"/>
  </office:meta>
</office:document-meta>
</file>

<file path=Object 1/content.xml><?xml version="1.0" encoding="utf-8"?>
<math xmlns="http://www.w3.org/1998/Math/MathML" display="block">
  <semantics>
    <mrow>
      <mi>Q</mi>
      <mo stretchy="false">=</mo>
      <mrow>
        <mrow>
          <mo fence="true" form="prefix" stretchy="false">{</mo>
          <mrow>
            <mrow>
              <mi>h</mi>
              <mo stretchy="false">∗</mo>
              <mi>A</mi>
            </mrow>
          </mrow>
          <mo fence="true" form="postfix" stretchy="false">}</mo>
        </mrow>
        <mo stretchy="false">∗</mo>
        <mrow>
          <mo fence="true" form="prefix" stretchy="false">(</mo>
          <mrow>
            <mrow>
              <msub>
                <mi>T</mi>
                <mi>H</mi>
              </msub>
              <mo stretchy="false">−</mo>
              <msub>
                <mi>T</mi>
                <mi>C</mi>
              </msub>
            </mrow>
          </mrow>
          <mo fence="true" form="postfix" stretchy="false">)</mo>
        </mrow>
      </mrow>
    </mrow>
    <annotation encoding="StarMath 5.0">{ Q} = lbrace h*A rbrace * ( T_H - T_C ) </annotation>
  </semantics>
</math>
</file>

<file path=Object 2/content.xml><?xml version="1.0" encoding="utf-8"?>
<math xmlns="http://www.w3.org/1998/Math/MathML" display="block">
  <semantics>
    <mrow>
      <mi>Q</mi>
      <mo stretchy="false">=</mo>
      <mrow>
        <mrow>
          <mo fence="true" form="prefix" stretchy="false">{</mo>
          <mrow>
            <mrow>
              <mi>σ</mi>
              <mi>ε</mi>
              <msub>
                <mi>A</mi>
                <mn>1</mn>
              </msub>
              <msub>
                <mi>F</mi>
                <mrow>
                  <mn>1</mn>
                  <mi>→</mi>
                  <mn>2</mn>
                </mrow>
              </msub>
              <mrow>
                <mrow>
                  <mo fence="true" form="prefix" stretchy="false">(</mo>
                  <mrow>
                    <mrow>
                      <msubsup>
                        <mi>T</mi>
                        <mi>H</mi>
                        <mn>2</mn>
                      </msubsup>
                      <mo stretchy="false">+</mo>
                      <msubsup>
                        <mi>T</mi>
                        <mi>C</mi>
                        <mn>2</mn>
                      </msubsup>
                    </mrow>
                  </mrow>
                  <mo fence="true" form="postfix" stretchy="false">)</mo>
                </mrow>
                <mo stretchy="false">∗</mo>
                <mrow>
                  <mo fence="true" form="prefix" stretchy="false">(</mo>
                  <mrow>
                    <mrow>
                      <msub>
                        <mi>T</mi>
                        <mi>H</mi>
                      </msub>
                      <mo stretchy="false">+</mo>
                      <msub>
                        <mi>T</mi>
                        <mi>C</mi>
                      </msub>
                    </mrow>
                  </mrow>
                  <mo fence="true" form="postfix" stretchy="false">)</mo>
                </mrow>
              </mrow>
            </mrow>
          </mrow>
          <mo fence="true" form="postfix" stretchy="false">}</mo>
        </mrow>
        <mo stretchy="false">∗</mo>
        <mrow>
          <mo fence="true" form="prefix" stretchy="false">(</mo>
          <mrow>
            <mrow>
              <msub>
                <mi>T</mi>
                <mi>H</mi>
              </msub>
              <mo stretchy="false">−</mo>
              <msub>
                <mi>T</mi>
                <mi>C</mi>
              </msub>
            </mrow>
          </mrow>
          <mo fence="true" form="postfix" stretchy="false">)</mo>
        </mrow>
      </mrow>
    </mrow>
    <annotation encoding="StarMath 5.0">{ Q} = lbrace σ ε A_{1} F_{1→2}  (T_{H} ^{2} + T_{C} ^{2})*(T_H + T_C) rbrace * ( T_H - T_C ) 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r</mi>
              <mi>i</mi>
            </msub>
            <mi mathvariant="normal">:</mi>
            <mi mathvariant="italic">radius</mi>
            <mi>,</mi>
            <mi mathvariant="italic">disk</mi>
            <mi>i</mi>
          </mrow>
        </mtd>
      </mtr>
      <mtr>
        <mtd>
          <mrow>
            <msub>
              <mi>r</mi>
              <mi>j</mi>
            </msub>
            <mi mathvariant="normal">:</mi>
            <mi mathvariant="italic">radius</mi>
            <mi>,</mi>
            <mi mathvariant="italic">disk</mi>
            <mi>j</mi>
          </mrow>
        </mtd>
      </mtr>
      <mtr>
        <mtd>
          <mrow>
            <mi>L</mi>
            <mi mathvariant="normal">:</mi>
            <mi mathvariant="italic">distance</mi>
            <mi mathvariant="italic">between</mi>
            <mi mathvariant="italic">disks</mi>
          </mrow>
        </mtd>
      </mtr>
      <mtr>
        <mtd>
          <mrow/>
        </mtd>
      </mtr>
      <mtr>
        <mtd>
          <mrow>
            <msub>
              <mi>R</mi>
              <mi>i</mi>
            </msub>
            <mo stretchy="false">=</mo>
            <mrow>
              <msub>
                <mi>r</mi>
                <mi>i</mi>
              </msub>
              <mo stretchy="false">/</mo>
              <mi>L</mi>
            </mrow>
          </mrow>
        </mtd>
      </mtr>
      <mtr>
        <mtd>
          <mrow>
            <msub>
              <mi>R</mi>
              <mi>j</mi>
            </msub>
            <mo stretchy="false">=</mo>
            <mrow>
              <msub>
                <mi>r</mi>
                <mi>j</mi>
              </msub>
              <mo stretchy="false">/</mo>
              <mi>L</mi>
            </mrow>
          </mrow>
        </mtd>
      </mtr>
      <mtr>
        <mtd>
          <mrow>
            <mi>S</mi>
            <mo stretchy="false">=</mo>
            <mrow>
              <mn>1</mn>
              <mo stretchy="false">+</mo>
              <mfrac>
                <mrow>
                  <mn>1</mn>
                  <mo stretchy="false">+</mo>
                  <msubsup>
                    <mi>R</mi>
                    <mi>j</mi>
                    <mn>2</mn>
                  </msubsup>
                </mrow>
                <msubsup>
                  <mi>R</mi>
                  <mi>i</mi>
                  <mn>2</mn>
                </msubsup>
              </mfrac>
            </mrow>
          </mrow>
        </mtd>
      </mtr>
      <mtr>
        <mtd>
          <mrow>
            <mrow>
              <msub>
                <mi>F</mi>
                <mrow>
                  <mi>i</mi>
                  <mi>→</mi>
                  <mi>j</mi>
                </mrow>
              </msub>
              <mo stretchy="false">=</mo>
              <mfrac>
                <mn>1</mn>
                <mn>2</mn>
              </mfrac>
            </mrow>
            <mrow>
              <mo fence="true" form="prefix" stretchy="false">{</mo>
              <mrow>
                <mrow>
                  <mi>S</mi>
                  <mo stretchy="false">−</mo>
                  <msup>
                    <mrow>
                      <mo fence="true" form="prefix" stretchy="false">[</mo>
                      <mrow>
                        <mrow>
                          <mrow>
                            <msup>
                              <mi>S</mi>
                              <mn>2</mn>
                            </msup>
                            <mo stretchy="false">−</mo>
                            <mn>4</mn>
                          </mrow>
                          <msup>
                            <mrow>
                              <mo fence="true" form="prefix" stretchy="false">(</mo>
                              <mrow>
                                <mfrac>
                                  <msub>
                                    <mi>r</mi>
                                    <mi>j</mi>
                                  </msub>
                                  <msub>
                                    <mi>r</mi>
                                    <mi>i</mi>
                                  </msub>
                                </mfrac>
                              </mrow>
                              <mo fence="true" form="postfix" stretchy="false">)</mo>
                            </mrow>
                            <mn>2</mn>
                          </msup>
                        </mrow>
                      </mrow>
                      <mo fence="true" form="postfix" stretchy="false">]</mo>
                    </mrow>
                    <mrow>
                      <mn>1</mn>
                      <mo stretchy="false">/</mo>
                      <mn>2</mn>
                    </mrow>
                  </msup>
                </mrow>
              </mrow>
              <mo fence="true" form="postfix" stretchy="false">}</mo>
            </mrow>
          </mrow>
        </mtd>
      </mtr>
    </mtable>
    <annotation encoding="StarMath 5.0">r_i: radius, disk i newline
r_j: radius, disk j newline
L: distance between disks newline
newline 
R_i = r_i / L newline
R_j = r_j / L newline
S = 1 + frac {1+ R_{j} ^{2} } { R_{i} ^{2} } newline
F_{i→j} = frac {1} {2} lbrace S- [ S^{2}-4 ( frac {r_j} {r_i} ) ^{2}  ] ^{ 1 / 2 }  rbrace </annotation>
  </semantics>
</math>
</file>